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do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of good</text:p>
          </table:table-cell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428" calcext:value-type="float">
            <text:p>14428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table:formula="of:=AVERAGE([.E4:.E6])" office:value-type="float" office:value="14342.6666666667" calcext:value-type="float">
            <text:p>14342.6666666667</text:p>
          </table:table-cell>
          <table:table-cell table:formula="of:=AVERAGE([.F4:.F6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300" calcext:value-type="float">
            <text:p>14300</text:p>
          </table:table-cell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576" calcext:value-type="float">
            <text:p>16576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current pos</text:p>
          </table:table-cell>
          <table:table-cell/>
          <table:table-cell table:formula="of:=AVERAGE([.E7:.E9])" office:value-type="float" office:value="16637.6666666667" calcext:value-type="float">
            <text:p>16637.6666666667</text:p>
          </table:table-cell>
          <table:table-cell table:formula="of:=AVERAGE([.F7:.F9])" office:value-type="float" office:value="529.333333333333" calcext:value-type="float">
            <text:p>529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85" calcext:value-type="float">
            <text:p>1668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52" calcext:value-type="float">
            <text:p>1665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urrent po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712" calcext:value-type="float">
            <text:p>16712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table:formula="of:=AVERAGE([.E10:.E12])" office:value-type="float" office:value="16606" calcext:value-type="float">
            <text:p>16606</text:p>
          </table:table-cell>
          <table:table-cell table:formula="of:=AVERAGE([.F10:.F12])" office:value-type="float" office:value="531.333333333333" calcext:value-type="float">
            <text:p>531.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66" calcext:value-type="float">
            <text:p>16666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p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440" calcext:value-type="float">
            <text:p>16440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800" calcext:value-type="float">
            <text:p>16800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formula="of:=AVERAGE([.E13:.E15])" office:value-type="float" office:value="16728.6666666667" calcext:value-type="float">
            <text:p>16728.6666666667</text:p>
          </table:table-cell>
          <table:table-cell table:formula="of:=AVERAGE([.F13:.F15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16693" calcext:value-type="float">
            <text:p>16693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4*3600" office:value-type="float" office:value="14400" calcext:value-type="float">
            <text:p>14400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table:formula="of:=AVERAGE([.E16:.E18])" office:value-type="float" office:value="14225.3333333333" calcext:value-type="float">
            <text:p>14225.3333333333</text:p>
          </table:table-cell>
          <table:table-cell table:formula="of:=AVERAGE([.F16:.F18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05" calcext:value-type="float">
            <text:p>14105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14171" calcext:value-type="float">
            <text:p>14171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9176" calcext:value-type="float">
            <text:p>19176</text:p>
          </table:table-cell>
          <table:table-cell table:style-name="ce7" office:value-type="float" office:value="555" calcext:value-type="float">
            <text:p>555</text:p>
          </table:table-cell>
          <table:table-cell table:style-name="ce9" office:value-type="string" calcext:value-type="string">
            <text:p>nolimits </text:p>
          </table:table-cell>
          <table:table-cell/>
          <table:table-cell table:formula="of:=AVERAGE([.E19:.E21])" office:value-type="float" office:value="19582" calcext:value-type="float">
            <text:p>19582</text:p>
          </table:table-cell>
          <table:table-cell table:formula="of:=AVERAGE([.F19:.F21])" office:value-type="float" office:value="550" calcext:value-type="float">
            <text:p>55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9706" calcext:value-type="float">
            <text:p>19706</text:p>
          </table:table-cell>
          <table:table-cell table:style-name="ce7" office:value-type="float" office:value="545" calcext:value-type="float">
            <text:p>545</text:p>
          </table:table-cell>
          <table:table-cell table:style-name="ce9" office:value-type="string" calcext:value-type="string">
            <text:p>nolimits 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PC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9864" calcext:value-type="float">
            <text:p>19864</text:p>
          </table:table-cell>
          <table:table-cell table:style-name="ce7" office:value-type="float" office:value="550" calcext:value-type="float">
            <text:p>550</text:p>
          </table:table-cell>
          <table:table-cell table:style-name="ce9" office:value-type="string" calcext:value-type="string">
            <text:p>nolimits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5:21:22.992727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09:05:31.585771139</meta:creation-date>
    <dc:date>2019-08-19T15:22:50.446816321</dc:date>
    <meta:editing-duration>PT4H28M13S</meta:editing-duration>
    <meta:editing-cycles>14</meta:editing-cycles>
    <meta:generator>LibreOffice/6.0.7.3$Linux_X86_64 LibreOffice_project/00m0$Build-3</meta:generator>
    <meta:document-statistic meta:table-count="1" meta:cell-count="131" meta:object-count="0"/>
  </office:meta>
</office:document-meta>
</file>